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/>
    <style:style style:name="P6" style:family="paragraph" style:parent-style-name="Text_20_body" style:list-style-name="L2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: <text:span text:style-name="T1">name</text:span></text:h>
      <text:p text:style-name="P1">This should be max 2 pages. If longer use include (or extend) other use case (i.e. refactor)</text:p>
      <text:p text:style-name="Text_20_body">Priority (high, mid, low)</text:p>
      <text:p text:style-name="Text_20_body">Participating actors</text:p>
      <text:list text:style-name="L1">
        <text:list-item>
          <text:p text:style-name="P2">Actor1</text:p>
        </text:list-item>
        <text:list-item>
          <text:p text:style-name="P2">ActorN</text:p>
        </text:list-item>
      </text:list>
      <text:p text:style-name="Text_20_body">Normal flow of events</text:p>
      <text:list text:style-name="L2">
        <text:list-item>
          <text:p text:style-name="P4">action (actor)</text:p>
          <text:list>
            <text:list-item>
              <text:p text:style-name="P4">response (application)</text:p>
            </text:list-item>
          </text:list>
        </text:list-item>
        <text:list-item>
          <text:p text:style-name="P4">action</text:p>
          <text:list>
            <text:list-item>
              <text:p text:style-name="P4"/>
            </text:list-item>
          </text:list>
        </text:list-item>
      </text:list>
      <text:p text:style-name="Text_20_body">Exceptional flow</text:p>
      <text:list text:style-name="L2" text:continue-numbering="true">
        <text:list-item>
          <text:p text:style-name="P4">action (actor)</text:p>
          <text:list>
            <text:list-item>
              <text:p text:style-name="P4">response (application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10-02-02T18:28:19</meta:creation-date>
    <dc:date>2010-02-20T19:01:44</dc:date>
    <dc:language>en-US</dc:language>
    <meta:editing-cycles>5</meta:editing-cycles>
    <meta:editing-duration>PT10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43" meta:character-count="278"/>
  </office:meta>
</office:document-meta>
</file>